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o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o.insurance*(line.quantity)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  <text:p text:style-name="P12"/>
            <text:p text:style-name="P12"><text:soft-page-break/></text:p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5:34:26</dc:date>
    <meta:editing-duration>PT17H20M52S</meta:editing-duration>
    <meta:editing-cycles>33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173" meta:character-count="2228" meta:non-whitespace-character-count="1880"/>
  </office:meta>
</office:document-meta>
</file>